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Standard" style:font-family-generic="swiss" style:font-pitch="variable"/>
    <style:font-face style:name="Noto Sans" svg:font-family="'Noto Sans'" style:font-adornments="Fett"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elle1" style:family="table">
      <style:table-properties style:width="16.993cm" table:align="left"/>
    </style:style>
    <style:style style:name="Tabelle1.A" style:family="table-column">
      <style:table-column-properties style:column-width="4.884cm"/>
    </style:style>
    <style:style style:name="Tabelle1.B" style:family="table-column">
      <style:table-column-properties style:column-width="12.109cm"/>
    </style:style>
    <style:style style:name="Tabelle1.A1" style:family="table-cell">
      <style:table-cell-properties fo:background-color="#dee6ef" fo:padding="0.097cm" fo:border-left="0.5pt solid #000000" fo:border-right="none" fo:border-top="0.5pt solid #000000" fo:border-bottom="0.5pt solid #000000">
        <style:background-image/>
      </style:table-cell-properties>
    </style:style>
    <style:style style:name="Tabelle1.B1" style:family="table-cell">
      <style:table-cell-properties fo:background-color="#dee6ef"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Preformatted_20_Text">
      <style:paragraph-properties fo:margin-top="0cm" fo:margin-bottom="0.499cm" style:contextual-spacing="false"/>
    </style:style>
    <style:style style:name="P5" style:family="paragraph" style:parent-style-name="Table_20_Contents">
      <style:text-properties officeooo:rsid="001b25e5" officeooo:paragraph-rsid="001b25e5"/>
    </style:style>
    <style:style style:name="T1" style:family="text">
      <style:text-properties officeooo:rsid="001b25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Building the image</text:h>
      <text:p text:style-name="Text_20_body">There are several ways to build the image but all do rely on the central git repository at</text:p>
      <text:p text:style-name="Text_20_body"><text:a xlink:type="simple" xlink:href="https://gitli.stratum0.org/heyalter/heyalter-ubuntu-iso.git" text:style-name="Internet_20_link" text:visited-style-name="Visited_20_Internet_20_Link">Hey Alter / heyalter-ubuntu-iso · GitLab</text:a></text:p>
      <text:h text:style-name="P3" text:outline-level="3" text:is-list-header="true"><text:bookmark text:name="build-on-git"/>Build on git</text:h>
      <text:p text:style-name="Text_20_body">Simply login and start a build. You have to have an account to accomplish this.</text:p>
      <text:h text:style-name="P2" text:outline-level="2" text:is-list-header="true"><text:bookmark text:name="build-locally"/>Build locally</text:h>
      <text:p text:style-name="Text_20_body">There are two ways to build locally. Both require to download the build environment, though. The snippet below will download the "master" branch. If you want to access another branch please read the git documentation.</text:p>
      <text:p text:style-name="Preformatted_20_Text"><text:span text:style-name="Source_20_Text">git clone https://gitli.stratum0.org/heyalter/heyalter-ubuntu-iso.git</text:span></text:p>
      <text:p text:style-name="P4"><text:span text:style-name="Source_20_Text">cd heyalter-ubuntu-iso</text:span></text:p>
      <text:p text:style-name="Text_20_body">You can run <text:span text:style-name="Strong_20_Emphasis">./build-local.sh</text:span> directly or use Docker with <text:span text:style-name="Strong_20_Emphasis">./dockerbuild.sh.</text:span></text:p>
      <text:h text:style-name="P3" text:outline-level="3" text:is-list-header="true"><text:bookmark text:name="build-localsh"/>build-local.sh</text:h>
      <text:p text:style-name="Text_20_body">If you want to run <text:span text:style-name="Strong_20_Emphasis">build-local.sh</text:span> be aware that this has to be run on a plain vanilla Ubuntu image and it has to be the same you want to use as base image.</text:p>
      <text:p text:style-name="Text_20_body">The build process downloads the image, exports it and uses apt-get to download additional packages with the necessary prerequisites. As you know apt-get will only install/download dependencies that are not yet installed.</text:p>
      <text:h text:style-name="P3" text:outline-level="3" text:is-list-header="true"><text:bookmark text:name="dockerbuildsh"/>dockerbuild.sh</text:h>
      <text:p text:style-name="Text_20_body">So it is much simpler to use <text:span text:style-name="Strong_20_Emphasis">dockerbuild.sh</text:span> instead. Running it the first time docker will be installed and the group docker will be added to the current userid. You have to logout/login to make it work, though.</text:p>
      <text:h text:style-name="P1" text:outline-level="1"><text:bookmark text:name="file-and-directory-structure"/>File and directory structure</text:h>
      <text:p text:style-name="Text_20_body">To be able to tinker with the build process you have to know the whereabouts. First all files involved directly for the build itself.</text:p>
      <table:table table:name="Tabelle1" table:style-name="Tabelle1">
        <table:table-column table:style-name="Tabelle1.A"/>
        <table:table-column table:style-name="Tabelle1.B"/>
        <table:table-row>
          <table:table-cell table:style-name="Tabelle1.A1" office:value-type="string">
            <text:p text:style-name="Table_20_Heading">Name</text:p>
          </table:table-cell>
          <table:table-cell table:style-name="Tabelle1.B1" office:value-type="string">
            <text:p text:style-name="Table_20_Heading">Content/Remarks</text:p>
          </table:table-cell>
        </table:table-row>
        <table:table-row>
          <table:table-cell table:style-name="Tabelle1.A2" office:value-type="string">
            <text:p text:style-name="Table_20_Contents">build-local.sh</text:p>
          </table:table-cell>
          <table:table-cell table:style-name="Tabelle1.B2" office:value-type="string">
            <text:p text:style-name="Table_20_Contents">Main build script, also invoked by dockerbuild.sh&lt;br&gt;Invoking it will remove the old build and artifacts&lt;br&gt;directory but keeps the downloaded iso. &lt;br&gt;You have to remove it manually.</text:p>
          </table:table-cell>
        </table:table-row>
        <table:table-row>
          <table:table-cell table:style-name="Tabelle1.A2" office:value-type="string">
            <text:p text:style-name="Table_20_Contents">build.sh</text:p>
          </table:table-cell>
          <table:table-cell table:style-name="Tabelle1.B2" office:value-type="string">
            <text:p text:style-name="Table_20_Contents">called from build-local.sh to call all build steps</text:p>
          </table:table-cell>
        </table:table-row>
        <table:table-row>
          <table:table-cell table:style-name="Tabelle1.A2" office:value-type="string">
            <text:p text:style-name="Table_20_Contents">scripts (dir)</text:p>
          </table:table-cell>
          <table:table-cell table:style-name="Tabelle1.B2" office:value-type="string">
            <text:p text:style-name="Table_20_Contents">contains the build steps <text:line-break/>- 010_create-releasefile.sh<text:line-break/>- 020_install-host-software.sh<text:line-break/>- 030_download-iso.sh<text:line-break/>- 040_extract-iso.sh<text:line-break/><text:soft-page-break/>- 050_copy-files.sh<text:line-break/>- 055_download-extra-content.sh<text:line-break/>- 060_download_packages.sh<text:line-break/>- 100_create-iso.sh</text:p>
            <text:p text:style-name="Table_20_Contents"/>
          </table:table-cell>
        </table:table-row>
        <table:table-row>
          <table:table-cell table:style-name="Tabelle1.A2" office:value-type="string">
            <text:p text:style-name="Table_20_Contents">scripts/env.sh</text:p>
            <text:p text:style-name="Table_20_Contents"/>
          </table:table-cell>
          <table:table-cell table:style-name="Tabelle1.B2" office:value-type="string">
            <text:p text:style-name="Table_20_Contents">defines the environment variables, <text:line-break/>any global changes should happen here,<text:line-break/>espacially the Ubuntu version is defined. <text:line-break/>#<text:line-break/># Version variables to avoid changes in several locations<text:line-break/>MAJOR="24"<text:line-break/>MINOR="04"<text:line-break/>NAME="noble"<text:line-break/>VERSION="$MAJOR.$MINOR"<text:line-break/>#<text:line-break/>DOWNLOAD_URL="<text:a xlink:type="simple" xlink:href="https://releases.ubuntu.com/" text:style-name="Internet_20_link" text:visited-style-name="Visited_20_Internet_20_Link">https://releases.ubuntu.com/</text:a>$NAME/ubuntu-$VERSION-desktop-amd64.iso"</text:p>
          </table:table-cell>
        </table:table-row>
        <table:table-row>
          <table:table-cell table:style-name="Tabelle1.A2" office:value-type="string">
            <text:p text:style-name="Table_20_Contents">build (dir)</text:p>
          </table:table-cell>
          <table:table-cell table:style-name="Tabelle1.B2" office:value-type="string">
            <text:p text:style-name="Text_20_body">temporary directory for the build process</text:p>
          </table:table-cell>
        </table:table-row>
        <table:table-row>
          <table:table-cell table:style-name="Tabelle1.A2" office:value-type="string">
            <text:p text:style-name="Table_20_Contents">artefacts (dir)</text:p>
          </table:table-cell>
          <table:table-cell table:style-name="Tabelle1.B2" office:value-type="string">
            <text:p text:style-name="Text_20_body"><text:span text:style-name="T1">resulting </text:span>iso and release file <text:span text:style-name="T1">are stored here</text:span></text:p>
          </table:table-cell>
        </table:table-row>
        <table:table-row>
          <table:table-cell table:style-name="Tabelle1.A2" office:value-type="string">
            <text:p text:style-name="Table_20_Contents">files (dir)</text:p>
          </table:table-cell>
          <table:table-cell table:style-name="Tabelle1.B2" office:value-type="string">
            <text:p text:style-name="Text_20_body">contains files to manage the installation process.</text:p>
          </table:table-cell>
        </table:table-row>
        <table:table-row>
          <table:table-cell table:style-name="Tabelle1.A2" office:value-type="string">
            <text:p text:style-name="Table_20_Contents">files/grub.cfg</text:p>
          </table:table-cell>
          <table:table-cell table:style-name="Tabelle1.B2" office:value-type="string">
            <text:p text:style-name="Text_20_body">grub configurration for the installation</text:p>
          </table:table-cell>
        </table:table-row>
        <table:table-row>
          <table:table-cell table:style-name="Tabelle1.A2" office:value-type="string">
            <text:p text:style-name="Table_20_Contents">files/*.yaml</text:p>
          </table:table-cell>
          <table:table-cell table:style-name="Tabelle1.B2" office:value-type="string">
            <text:p text:style-name="Text_20_body">yaml files are referenced in grub.cfg <text:line-break/>They are used to automate the installation.<text:line-break/>heyalter_install.yaml<text:line-break/>heyalter_manual.yaml<text:line-break/>heyalter_nolvm.yaml</text:p>
          </table:table-cell>
        </table:table-row>
        <table:table-row>
          <table:table-cell table:style-name="Tabelle1.A11" office:value-type="string">
            <text:p text:style-name="P5">install_heyalter.sh</text:p>
          </table:table-cell>
          <table:table-cell table:style-name="Tabelle1.B11" office:value-type="string">
            <text:p text:style-name="Text_20_body">referenced in the yaml files <text:line-break/>this script is invoked at the end of the installation process</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Standard" style:font-family-generic="swiss" style:font-pitch="variable"/>
    <style:font-face style:name="Noto Sans" svg:font-family="'Noto Sans'" style:font-adornments="Fett"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fo:font-family="'Nimbus Sans'"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 fo:font-family="'Noto Sans'" style:font-style-name="Fett" style:font-family-generic="swiss" style:font-pitch="variable" fo:font-size="16pt" fo:font-weight="bold" style:font-size-asian="18pt" style:font-weight-asian="bold" style:font-size-complex="18pt" style:font-weight-complex="bold"/>
    </style:style>
    <style:style style:name="Heading_20_3" style:display-name="Heading 3" style:family="paragraph" style:parent-style-name="Heading_20_2" style:next-style-name="Text_20_body" style:default-outline-level="3" style:class="text">
      <style:paragraph-properties fo:margin-top="0.247cm" fo:margin-bottom="0.212cm" style:contextual-spacing="false"/>
      <style:text-properties style:font-name="Noto Sans" fo:font-family="'Noto Sans'" style:font-style-name="Fett" style:font-family-generic="swiss" style:font-pitch="variable" fo:font-size="12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353cm" fo:margin-bottom="0.212cm" style:contextual-spacing="false"/>
      <style:text-properties style:font-name="Noto Sans" fo:font-family="'Noto Sans'" style:font-style-name="Fett" style:font-family-generic="swiss" style:font-pitch="variable" fo:font-size="14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2T17:28:49.607174451</meta:creation-date>
    <dc:date>2024-07-22T17:45:12.637264348</dc:date>
    <meta:editing-duration>PT16M23S</meta:editing-duration>
    <meta:editing-cycles>2</meta:editing-cycles>
    <meta:generator>LibreOffice/24.2.4.2$Linux_X86_64 LibreOffice_project/420$Build-2</meta:generator>
    <meta:print-date>2024-07-22T17:45:29.150585703</meta:print-date>
    <meta:printed-by>PDF-Dateien</meta:printed-by>
    <meta:document-statistic meta:table-count="1" meta:image-count="0" meta:object-count="0" meta:page-count="2" meta:paragraph-count="39" meta:word-count="391" meta:character-count="2752" meta:non-whitespace-character-count="2395"/>
  </office:meta>
</office:document-meta>
</file>